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265.8pt"/>
    </style:style>
    <style:style style:name="co3" style:family="table-column">
      <style:table-column-properties fo:break-before="auto" style:column-width="309.8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131.44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eakHoldPWMDriver_V0.3.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2,R31,R29,R26,R12,R9,R19,R17,R16,R15,R7,R35,R3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<text:s/>0603WAF4700T5E </text:p>
          </table:table-cell>
          <table:table-cell office:value-type="float" office:value="0.002" calcext:value-type="float">
            <text:p>0.002</text:p>
          </table:table-cell>
          <table:table-cell table:formula="of:=[.G2]*[.D2]" office:value-type="float" office:value="0.026" calcext:value-type="float">
            <text:p>0.0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7,R42,R30,R14,R13,R40,R39,R24,R2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<text:s/>0603WAF1001T5E </text:p>
          </table:table-cell>
          <table:table-cell office:value-type="float" office:value="0.002" calcext:value-type="float">
            <text:p>0.002</text:p>
          </table:table-cell>
          <table:table-cell table:formula="of:=[.G3]*[.D3]" office:value-type="float" office:value="0.018" calcext:value-type="float">
            <text:p>0.0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1,Q11,Q12,Q4,Q3,Q10,Q9,Q2</text:p>
          </table:table-cell>
          <table:table-cell office:value-type="string" calcext:value-type="string">
            <text:p>SOT-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<text:s/>2N7002 </text:p>
          </table:table-cell>
          <table:table-cell office:value-type="float" office:value="0.0209" calcext:value-type="float">
            <text:p>0.0209</text:p>
          </table:table-cell>
          <table:table-cell table:formula="of:=[.G4]*[.D4]" office:value-type="float" office:value="0.1672" calcext:value-type="float">
            <text:p>0.167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6,D5,D14,D13</text:p>
          </table:table-cell>
          <table:table-cell office:value-type="string" calcext:value-type="string">
            <text:p>SOT-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<text:s/>BAT54S </text:p>
          </table:table-cell>
          <table:table-cell office:value-type="float" office:value="0.0215" calcext:value-type="float">
            <text:p>0.0215</text:p>
          </table:table-cell>
          <table:table-cell table:formula="of:=[.G5]*[.D5]" office:value-type="float" office:value="0.086" calcext:value-type="float">
            <text:p>0.08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25,R44,R43,R41,R28,R11,R8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s/>0603WAD1002T5E </text:p>
          </table:table-cell>
          <table:table-cell office:value-type="float" office:value="0.0055" calcext:value-type="float">
            <text:p>0.0055</text:p>
          </table:table-cell>
          <table:table-cell table:formula="of:=[.G6]*[.D6]" office:value-type="float" office:value="0.0385" calcext:value-type="float">
            <text:p>0.038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V2,RV1</text:p>
          </table:table-cell>
          <table:table-cell office:value-type="string" calcext:value-type="string">
            <text:p>Potentiometer_Bourns_3314R-1_Vertical_Ho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7]*[.D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<text:s/>0603WAF3302T5E </text:p>
          </table:table-cell>
          <table:table-cell office:value-type="float" office:value="0.0021" calcext:value-type="float">
            <text:p>0.0021</text:p>
          </table:table-cell>
          <table:table-cell table:formula="of:=[.G8]*[.D8]" office:value-type="float" office:value="0.0021" calcext:value-type="float">
            <text:p>0.002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0603WAF1203T5E </text:p>
          </table:table-cell>
          <table:table-cell office:value-type="float" office:value="0.0017" calcext:value-type="float">
            <text:p>0.0017</text:p>
          </table:table-cell>
          <table:table-cell table:formula="of:=[.G9]*[.D9]" office:value-type="float" office:value="0.0017" calcext:value-type="float">
            <text:p>0.001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33,R20,R36,R18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<text:s/>0603WAF1000T5E </text:p>
          </table:table-cell>
          <table:table-cell office:value-type="float" office:value="0.0021" calcext:value-type="float">
            <text:p>0.0021</text:p>
          </table:table-cell>
          <table:table-cell table:formula="of:=[.G10]*[.D10]" office:value-type="float" office:value="0.0084" calcext:value-type="float">
            <text:p>0.008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11,D19,D12,D20</text:p>
          </table:table-cell>
          <table:table-cell office:value-type="string" calcext:value-type="string">
            <text:p>D_S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36</text:p>
          </table:table-cell>
          <table:table-cell office:value-type="string" calcext:value-type="string">
            <text:p><text:s/>SS36 </text:p>
          </table:table-cell>
          <table:table-cell office:value-type="float" office:value="0.0563" calcext:value-type="float">
            <text:p>0.0563</text:p>
          </table:table-cell>
          <table:table-cell table:formula="of:=[.G11]*[.D11]" office:value-type="float" office:value="0.2252" calcext:value-type="float">
            <text:p>0.225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13,Q20,Q18,Q15,Q6,Q19,Q17,Q5</text:p>
          </table:table-cell>
          <table:table-cell office:value-type="string" calcext:value-type="string">
            <text:p>SOT-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M2309</text:p>
          </table:table-cell>
          <table:table-cell office:value-type="string" calcext:value-type="string">
            <text:p><text:s/>PJM2309PSA </text:p>
          </table:table-cell>
          <table:table-cell office:value-type="float" office:value="0.0379" calcext:value-type="float">
            <text:p>0.0379</text:p>
          </table:table-cell>
          <table:table-cell table:formula="of:=[.G12]*[.D12]" office:value-type="float" office:value="0.3032" calcext:value-type="float">
            <text:p>0.303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18,D16,D10,D8</text:p>
          </table:table-cell>
          <table:table-cell office:value-type="string" calcext:value-type="string">
            <text:p>D_SOT-23_AN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ZX84C3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13]*[.D13]" office:value-type="float" office:value="0" calcext:value-type="float">
            <text:p>0</text:p>
          </table:table-cell>
          <table:table-cell office:value-type="string" calcext:value-type="string">
            <text:p>4x on the back of the PC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7,R21,R22,R38</text:p>
          </table:table-cell>
          <table:table-cell office:value-type="string" calcext:value-type="string">
            <text:p>R_2512_6332Metric_Pad1.52x3.3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R1</text:p>
          </table:table-cell>
          <table:table-cell office:value-type="string" calcext:value-type="string">
            <text:p>LR2512-2AR100F4 </text:p>
          </table:table-cell>
          <table:table-cell office:value-type="float" office:value="0.1021" calcext:value-type="float">
            <text:p>0.1021</text:p>
          </table:table-cell>
          <table:table-cell table:formula="of:=[.G14]*[.D14]" office:value-type="float" office:value="0.4084" calcext:value-type="float">
            <text:p>0.408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17,D15,D9,D7,D3</text:p>
          </table:table-cell>
          <table:table-cell office:value-type="string" calcext:value-type="string">
            <text:p>D_MiniME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V103</text:p>
          </table:table-cell>
          <table:table-cell/>
          <table:table-cell office:value-type="float" office:value="0.0191" calcext:value-type="float">
            <text:p>0.0191</text:p>
          </table:table-cell>
          <table:table-cell table:formula="of:=[.G15]*[.D15]" office:value-type="float" office:value="0.0955" calcext:value-type="float">
            <text:p>0.0955</text:p>
          </table:table-cell>
          <table:table-cell office:value-type="string" calcext:value-type="string">
            <text:p>4x on the back of the PC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<text:s/>0603WAF1003T5E </text:p>
          </table:table-cell>
          <table:table-cell office:value-type="float" office:value="0.0021" calcext:value-type="float">
            <text:p>0.0021</text:p>
          </table:table-cell>
          <table:table-cell table:formula="of:=[.G16]*[.D16]" office:value-type="float" office:value="0.0021" calcext:value-type="float">
            <text:p>0.002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8,U7</text:p>
          </table:table-cell>
          <table:table-cell office:value-type="string" calcext:value-type="string">
            <text:p>SO-14_5.3x10.2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08</text:p>
          </table:table-cell>
          <table:table-cell office:value-type="string" calcext:value-type="string">
            <text:p><text:s/>74HC08D,653 </text:p>
          </table:table-cell>
          <table:table-cell office:value-type="float" office:value="0.0967" calcext:value-type="float">
            <text:p>0.0967</text:p>
          </table:table-cell>
          <table:table-cell table:formula="of:=[.G17]*[.D17]" office:value-type="float" office:value="0.1934" calcext:value-type="float">
            <text:p>0.193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3,U5</text:p>
          </table:table-cell>
          <table:table-cell office:value-type="string" calcext:value-type="string">
            <text:p>SO-14_5.3x10.2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74</text:p>
          </table:table-cell>
          <table:table-cell office:value-type="string" calcext:value-type="string">
            <text:p><text:s/>74HC74D,653 </text:p>
          </table:table-cell>
          <table:table-cell office:value-type="float" office:value="0.1218" calcext:value-type="float">
            <text:p>0.1218</text:p>
          </table:table-cell>
          <table:table-cell table:formula="of:=[.G18]*[.D18]" office:value-type="float" office:value="0.2436" calcext:value-type="float">
            <text:p>0.243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hoenixContact_MSTBA_2,5_6-G-5,08_1x06_P5.08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D 205-0020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19]*[.D19]" office:value-type="float" office:value="0" calcext:value-type="float">
            <text:p>0</text:p>
          </table:table-cell>
          <table:table-cell office:value-type="string" calcext:value-type="string">
            <text:p>TH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hoenixContact_MSTBA_2,5_8-G-5,08_1x08_P5.08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D 205-0020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20]*[.D20]" office:value-type="float" office:value="0" calcext:value-type="float">
            <text:p>0</text:p>
          </table:table-cell>
          <table:table-cell office:value-type="string" calcext:value-type="string">
            <text:p>TH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_S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1N4007F </text:p>
          </table:table-cell>
          <table:table-cell office:value-type="float" office:value="0.0067" calcext:value-type="float">
            <text:p>0.0067</text:p>
          </table:table-cell>
          <table:table-cell table:formula="of:=[.G21]*[.D21]" office:value-type="float" office:value="0.0067" calcext:value-type="float">
            <text:p>0.006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M340</text:p>
          </table:table-cell>
          <table:table-cell office:value-type="string" calcext:value-type="string">
            <text:p><text:s/>LM340MP-5.0/NOPB </text:p>
          </table:table-cell>
          <table:table-cell office:value-type="float" office:value="0.8435" calcext:value-type="float">
            <text:p>0.8435</text:p>
          </table:table-cell>
          <table:table-cell table:formula="of:=[.G22]*[.D22]" office:value-type="float" office:value="0.8435" calcext:value-type="float">
            <text:p>0.843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s/>0603WAF1002T5E </text:p>
          </table:table-cell>
          <table:table-cell office:value-type="float" office:value="0.0021" calcext:value-type="float">
            <text:p>0.0021</text:p>
          </table:table-cell>
          <table:table-cell table:formula="of:=[.G23]*[.D23]" office:value-type="float" office:value="0.0021" calcext:value-type="float">
            <text:p>0.002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3,C2,C1</text:p>
          </table:table-cell>
          <table:table-cell office:value-type="string" calcext:value-type="string">
            <text:p>CP_Elec_10x1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mF</text:p>
          </table:table-cell>
          <table:table-cell office:value-type="string" calcext:value-type="string">
            <text:p><text:s/>VE-102M1CTR-1010 </text:p>
          </table:table-cell>
          <table:table-cell office:value-type="float" office:value="0.1153" calcext:value-type="float">
            <text:p>0.1153</text:p>
          </table:table-cell>
          <table:table-cell table:formula="of:=[.G24]*[.D24]" office:value-type="float" office:value="0.3459" calcext:value-type="float">
            <text:p>0.345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-14_5.3x10.2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32</text:p>
          </table:table-cell>
          <table:table-cell office:value-type="string" calcext:value-type="string">
            <text:p><text:s/>74HC32D,653 </text:p>
          </table:table-cell>
          <table:table-cell office:value-type="float" office:value="0.085" calcext:value-type="float">
            <text:p>0.085</text:p>
          </table:table-cell>
          <table:table-cell table:formula="of:=[.G25]*[.D25]" office:value-type="float" office:value="0.085" calcext:value-type="float">
            <text:p>0.08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<text:s/>19-217/BHC-ZL1M2RY/3T </text:p>
          </table:table-cell>
          <table:table-cell office:value-type="float" office:value="0.0251" calcext:value-type="float">
            <text:p>0.0251</text:p>
          </table:table-cell>
          <table:table-cell table:formula="of:=[.G26]*[.D26]" office:value-type="float" office:value="0.0251" calcext:value-type="float">
            <text:p>0.025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Q16,Q14,Q8,Q7</text:p>
          </table:table-cell>
          <table:table-cell office:value-type="string" calcext:value-type="string">
            <text:p>SOT-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RLL 024N</text:p>
          </table:table-cell>
          <table:table-cell office:value-type="string" calcext:value-type="string">
            <text:p><text:s/>IRLL024NTRPBF </text:p>
          </table:table-cell>
          <table:table-cell office:value-type="float" office:value="0.36" calcext:value-type="float">
            <text:p>0.36</text:p>
          </table:table-cell>
          <table:table-cell table:formula="of:=[.G27]*[.D27]" office:value-type="float" office:value="1.44" calcext:value-type="float">
            <text:p>1.4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_Blade_ATO_direct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</text:p>
          </table:table-cell>
          <table:table-cell table:number-columns-repeated="2"/>
          <table:table-cell table:formula="of:=[.G28]*[.D28]" office:value-type="float" office:value="0" calcext:value-type="float">
            <text:p>0</text:p>
          </table:table-cell>
          <table:table-cell office:value-type="string" calcext:value-type="string">
            <text:p>TH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use_1812_4532Metric_Pad1.30x3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TC 16V2A</text:p>
          </table:table-cell>
          <table:table-cell office:value-type="string" calcext:value-type="string">
            <text:p><text:s/>mSMD200-16V </text:p>
          </table:table-cell>
          <table:table-cell office:value-type="float" office:value="0.082" calcext:value-type="float">
            <text:p>0.082</text:p>
          </table:table-cell>
          <table:table-cell table:formula="of:=[.G29]*[.D29]" office:value-type="float" office:value="0.082" calcext:value-type="float">
            <text:p>0.08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7,C4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<text:s/>CL31A106KBHNNNE </text:p>
          </table:table-cell>
          <table:table-cell office:value-type="float" office:value="0.0574" calcext:value-type="float">
            <text:p>0.0574</text:p>
          </table:table-cell>
          <table:table-cell table:formula="of:=[.G30]*[.D30]" office:value-type="float" office:value="0.1148" calcext:value-type="float">
            <text:p>0.114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T-23-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6992</text:p>
          </table:table-cell>
          <table:table-cell office:value-type="string" calcext:value-type="string">
            <text:p>LTC6992IS6-1#TRMPBF </text:p>
          </table:table-cell>
          <table:table-cell office:value-type="float" office:value="3.0595" calcext:value-type="float">
            <text:p>3.0595</text:p>
          </table:table-cell>
          <table:table-cell table:formula="of:=[.G31]*[.D31]" office:value-type="float" office:value="3.0595" calcext:value-type="float">
            <text:p>3.059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-14_5.3x10.2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901</text:p>
          </table:table-cell>
          <table:table-cell office:value-type="string" calcext:value-type="string">
            <text:p><text:s/>LM2901YDT </text:p>
          </table:table-cell>
          <table:table-cell office:value-type="float" office:value="0.25" calcext:value-type="float">
            <text:p>0.25</text:p>
          </table:table-cell>
          <table:table-cell table:formula="of:=[.G32]*[.D32]"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k</text:p>
          </table:table-cell>
          <table:table-cell office:value-type="string" calcext:value-type="string">
            <text:p>0603WAF2802T5E </text:p>
          </table:table-cell>
          <table:table-cell office:value-type="float" office:value="0.0026" calcext:value-type="float">
            <text:p>0.0026</text:p>
          </table:table-cell>
          <table:table-cell table:formula="of:=[.G33]*[.D33]" office:value-type="float" office:value="0.0026" calcext:value-type="float">
            <text:p>0.002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<text:s/>0603WAF4703T5E </text:p>
          </table:table-cell>
          <table:table-cell office:value-type="float" office:value="0.0016" calcext:value-type="float">
            <text:p>0.0016</text:p>
          </table:table-cell>
          <table:table-cell table:formula="of:=[.G34]*[.D34]" office:value-type="float" office:value="0.0016" calcext:value-type="float">
            <text:p>0.001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5,C8,C6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<text:s/>CL10B224KA8NNNC </text:p>
          </table:table-cell>
          <table:table-cell office:value-type="float" office:value="0.011" calcext:value-type="float">
            <text:p>0.011</text:p>
          </table:table-cell>
          <table:table-cell table:formula="of:=[.G35]*[.D35]" office:value-type="float" office:value="0.033" calcext:value-type="float">
            <text:p>0.03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R</text:p>
          </table:table-cell>
          <table:table-cell office:value-type="string" calcext:value-type="string">
            <text:p><text:s/>0603WAF1800T5E </text:p>
          </table:table-cell>
          <table:table-cell office:value-type="float" office:value="0.0021" calcext:value-type="float">
            <text:p>0.0021</text:p>
          </table:table-cell>
          <table:table-cell table:formula="of:=[.G36]*[.D36]" office:value-type="float" office:value="0.0021" calcext:value-type="float">
            <text:p>0.002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V_Disc_D12mm_W3.9mm_P7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STOR-18V</text:p>
          </table:table-cell>
          <table:table-cell table:number-columns-repeated="3"/>
          <table:table-cell office:value-type="string" calcext:value-type="string">
            <text:p>THT</text:p>
          </table:table-cell>
        </table:table-row>
        <table:table-row table:style-name="ro1">
          <table:table-cell table:number-columns-repeated="7"/>
          <table:table-cell table:formula="of:=SUM([.H2:.H37])" office:value-type="float" office:value="8.1132" calcext:value-type="float">
            <text:p>8.113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/00/0000</text:date>, <text:time style:data-style-name="N2" text:time-value="14:14:33.7916513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9-06T14:17:40.494302506</dc:date>
    <dc:creator>Tjeerd Hoogendijk</dc:creator>
    <meta:editing-duration>PT23M57S</meta:editing-duration>
    <meta:editing-cycles>4</meta:editing-cycles>
    <meta:document-statistic meta:table-count="1" meta:cell-count="294" meta:object-count="0"/>
  </office:meta>
</office:document-meta>
</file>